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6.00pt" fo:font-weight="bold" fo:font-family="Calibri" style:font-family-asian="Calibri" style:font-family-complex="Calibri" fo:background-color="transparent" style:use-window-font-color="true"/>
    </style:style>
    <style:style style:name="T4" style:family="text">
      <style:text-properties fo:font-size="18.00pt" fo:font-weight="bold" fo:font-family="Calibri" style:font-family-asian="Calibri" style:font-family-complex="Calibri" fo:background-color="transparent" style:use-window-font-color="true"/>
    </style:style>
    <style:style style:name="T5" style:family="text">
      <style:text-properties fo:font-size="16.00pt" fo:font-weight="bold" fo:font-family="Calibri" style:font-family-asian="Calibri" style:font-family-complex="Calibri" fo:background-color="transparent" style:use-window-font-color="true"/>
    </style:style>
    <style:style style:name="T6"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6.00pt" fo:font-weight="normal" fo:font-family="Calibri" style:font-family-asian="Calibri" style:font-family-complex="Calibri" fo:background-color="transparent" style:use-window-font-color="true"/>
    </style:style>
    <style:style style:name="T8" style:family="text">
      <style:text-properties fo:font-size="16.00pt" fo:font-weight="bold" fo:font-family="Calibri" style:font-family-asian="Calibri" style:font-family-complex="Calibri" fo:background-color="transparent" style:use-window-font-color="true"/>
    </style:style>
    <style:style style:name="T9" style:family="text">
      <style:text-properties fo:font-size="14.00pt" fo:font-weight="bold"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4.00pt" fo:font-weight="bold" fo:font-family="Calibri" style:font-family-asian="Calibri" style:font-family-complex="Calibri" fo:background-color="transparent" style:use-window-font-color="true"/>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4.00pt" fo:font-weight="bold"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4.00pt" fo:font-weight="bold"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4.00pt" fo:font-weight="bold"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4.00pt" fo:font-weight="bold" fo:font-family="Calibri" style:font-family-asian="Calibri" style:font-family-complex="Calibri" fo:background-color="transparent" style:use-window-font-color="true"/>
    </style:style>
    <style:style style:name="T24" style:family="text">
      <style:text-properties fo:font-size="14.00pt" fo:font-weight="normal" fo:font-family="Calibri" style:font-family-asian="Calibri" style:font-family-complex="Calibri" fo:background-color="transparent" style:use-window-font-color="true"/>
    </style:style>
    <style:style style:name="T25" style:family="text">
      <style:text-properties fo:font-size="16.00pt" fo:font-weight="bold" fo:font-family="Calibri" style:font-family-asian="Calibri" style:font-family-complex="Calibri" fo:background-color="transparent" style:use-window-font-color="true"/>
    </style:style>
    <style:style style:name="T26" style:family="text">
      <style:text-properties fo:font-size="14.00pt" fo:font-weight="normal" fo:font-family="Calibri" style:font-family-asian="Calibri" style:font-family-complex="Calibri" fo:background-color="transparent" style:use-window-font-color="true"/>
    </style:style>
    <style:style style:name="T27" style:family="text">
      <style:text-properties fo:font-size="14.00pt" fo:font-weight="bold" fo:font-family="Calibri" style:font-family-asian="Calibri" style:font-family-complex="Calibri" fo:background-color="transparent" style:use-window-font-color="true"/>
    </style:style>
    <style:style style:name="T28" style:family="text">
      <style:text-properties fo:font-size="14.00pt" fo:font-weight="normal" fo:font-family="Calibri" style:font-family-asian="Calibri" style:font-family-complex="Calibri" fo:background-color="transparent" style:use-window-font-color="true"/>
    </style:style>
    <style:style style:name="T29" style:family="text">
      <style:text-properties fo:font-size="14.00pt" fo:font-weight="bold" fo:font-family="Calibri" style:font-family-asian="Calibri" style:font-family-complex="Calibri" fo:background-color="transparent" style:use-window-font-color="true"/>
    </style:style>
    <style:style style:name="T30" style:family="text">
      <style:text-properties fo:font-size="14.00pt" fo:font-weight="normal" fo:font-family="Calibri" style:font-family-asian="Calibri" style:font-family-complex="Calibri" fo:background-color="transparent" style:use-window-font-color="true"/>
    </style:style>
    <style:style style:name="T31" style:family="text">
      <style:text-properties fo:font-size="14.00pt" fo:font-weight="bold" fo:font-family="Calibri" style:font-family-asian="Calibri" style:font-family-complex="Calibri" fo:background-color="transparent" style:use-window-font-color="true"/>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14.00pt" fo:font-weight="bold" fo:font-family="Calibri" style:font-family-asian="Calibri" style:font-family-complex="Calibri"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4.00pt" fo:font-weight="bold" fo:font-family="Calibri" style:font-family-asian="Calibri" style:font-family-complex="Calibri" fo:background-color="transparent" style:use-window-font-color="true"/>
    </style:style>
    <style:style style:name="T36" style:family="text">
      <style:text-properties fo:font-size="14.00pt" fo:font-weight="normal" fo:font-family="Calibri" style:font-family-asian="Calibri" style:font-family-complex="Calibri" fo:background-color="transparent" style:use-window-font-color="true"/>
    </style:style>
    <style:style style:name="T37" style:family="text">
      <style:text-properties fo:font-size="14.00pt" fo:font-weight="bold" fo:font-family="Calibri" style:font-family-asian="Calibri" style:font-family-complex="Calibri" fo:background-color="transparent" style:use-window-font-color="true"/>
    </style:style>
    <style:style style:name="T38" style:family="text">
      <style:text-properties fo:font-size="14.00pt" fo:font-weight="normal" fo:font-family="Calibri" style:font-family-asian="Calibri" style:font-family-complex="Calibri" fo:background-color="transparent" style:use-window-font-color="true"/>
    </style:style>
    <style:style style:name="T39" style:family="text">
      <style:text-properties fo:font-size="14.00pt" fo:font-weight="bold" fo:font-family="Calibri" style:font-family-asian="Calibri" style:font-family-complex="Calibri" fo:background-color="transparent" style:use-window-font-color="true"/>
    </style:style>
    <style:style style:name="T40" style:family="text">
      <style:text-properties fo:font-size="14.00pt" fo:font-weight="normal" fo:font-family="Calibri" style:font-family-asian="Calibri" style:font-family-complex="Calibri" fo:background-color="transparent" style:use-window-font-color="true"/>
    </style:style>
    <style:style style:name="T41" style:family="text">
      <style:text-properties fo:font-size="14.00pt" fo:font-weight="bold" fo:font-family="Calibri" style:font-family-asian="Calibri" style:font-family-complex="Calibri" fo:background-color="transparent" style:use-window-font-color="true"/>
    </style:style>
    <style:style style:name="T42" style:family="text">
      <style:text-properties fo:font-size="14.00pt" fo:font-weight="normal" fo:font-family="Calibri" style:font-family-asian="Calibri" style:font-family-complex="Calibri" fo:background-color="transparent" style:use-window-font-color="true"/>
    </style:style>
    <style:style style:name="T43" style:family="text">
      <style:text-properties fo:font-size="16.00pt" fo:font-weight="bold" fo:font-family="Calibri" style:font-family-asian="Calibri" style:font-family-complex="Calibri" fo:background-color="transparent" style:use-window-font-color="true"/>
    </style:style>
    <style:style style:name="T44" style:family="text">
      <style:text-properties fo:font-size="14.00pt" fo:font-weight="normal" fo:font-family="Calibri" style:font-family-asian="Calibri" style:font-family-complex="Calibri" fo:background-color="transparent" style:use-window-font-color="true"/>
    </style:style>
    <style:style style:name="T45" style:family="text">
      <style:text-properties fo:font-size="14.00pt" fo:font-weight="bold" fo:font-family="Calibri" style:font-family-asian="Calibri" style:font-family-complex="Calibri" fo:background-color="transparent" style:use-window-font-color="true"/>
    </style:style>
    <style:style style:name="T46" style:family="text">
      <style:text-properties fo:font-size="14.00pt" fo:font-weight="normal" fo:font-family="Calibri" style:font-family-asian="Calibri" style:font-family-complex="Calibri" fo:background-color="transparent" style:use-window-font-color="true"/>
    </style:style>
    <style:style style:name="T47" style:family="text">
      <style:text-properties fo:font-size="14.00pt" fo:font-weight="bold" fo:font-family="Calibri" style:font-family-asian="Calibri" style:font-family-complex="Calibri" fo:background-color="transparent" style:use-window-font-color="true"/>
    </style:style>
    <style:style style:name="T48" style:family="text">
      <style:text-properties fo:font-size="14.00pt" fo:font-weight="normal" fo:font-family="Calibri" style:font-family-asian="Calibri" style:font-family-complex="Calibri" fo:background-color="transparent" style:use-window-font-color="true"/>
    </style:style>
    <style:style style:name="T49" style:family="text">
      <style:text-properties fo:font-size="14.00pt" fo:font-weight="bold" fo:font-family="Calibri" style:font-family-asian="Calibri" style:font-family-complex="Calibri" fo:background-color="transparent" style:use-window-font-color="true"/>
    </style:style>
    <style:style style:name="T50" style:family="text">
      <style:text-properties fo:font-size="14.00pt" fo:font-weight="normal" fo:font-family="Calibri" style:font-family-asian="Calibri" style:font-family-complex="Calibri" fo:background-color="transparent" style:use-window-font-color="true"/>
    </style:style>
    <style:style style:name="T51" style:family="text">
      <style:text-properties fo:font-size="14.00pt" fo:font-weight="bold" fo:font-family="Calibri" style:font-family-asian="Calibri" style:font-family-complex="Calibri" fo:background-color="transparent" style:use-window-font-color="true"/>
    </style:style>
    <style:style style:name="T52" style:family="text">
      <style:text-properties fo:font-size="14.00pt" fo:font-weight="normal" fo:font-family="Calibri" style:font-family-asian="Calibri" style:font-family-complex="Calibri" fo:background-color="transparent" style:use-window-font-color="true"/>
    </style:style>
    <style:style style:name="T53" style:family="text">
      <style:text-properties fo:font-size="14.00pt" fo:font-weight="bold" fo:font-family="Calibri" style:font-family-asian="Calibri" style:font-family-complex="Calibri" fo:background-color="transparent" style:use-window-font-color="true"/>
    </style:style>
    <style:style style:name="T54" style:family="text">
      <style:text-properties fo:font-size="14.00pt" fo:font-weight="normal" fo:font-family="Calibri" style:font-family-asian="Calibri" style:font-family-complex="Calibri" fo:background-color="transparent" style:use-window-font-color="true"/>
    </style:style>
    <style:style style:name="T55" style:family="text">
      <style:text-properties fo:font-size="14.00pt" fo:font-weight="bold" fo:font-family="Calibri" style:font-family-asian="Calibri" style:font-family-complex="Calibri" fo:background-color="transparent" style:use-window-font-color="true"/>
    </style:style>
    <style:style style:name="T56" style:family="text">
      <style:text-properties fo:font-size="14.00pt" fo:font-weight="normal" fo:font-family="Calibri" style:font-family-asian="Calibri" style:font-family-complex="Calibri" fo:background-color="transparent" style:use-window-font-color="true"/>
    </style:style>
    <style:style style:name="T57" style:family="text">
      <style:text-properties fo:font-size="14.00pt" fo:font-weight="bold" fo:font-family="Calibri" style:font-family-asian="Calibri" style:font-family-complex="Calibri" fo:background-color="transparent" style:use-window-font-color="true"/>
    </style:style>
    <style:style style:name="T58" style:family="text">
      <style:text-properties fo:font-size="14.00pt" fo:font-weight="normal" fo:font-family="Calibri" style:font-family-asian="Calibri" style:font-family-complex="Calibri" fo:background-color="transparent" style:use-window-font-color="true"/>
    </style:style>
    <style:style style:name="T59" style:family="text">
      <style:text-properties fo:font-size="14.00pt" fo:font-weight="bold" fo:font-family="Calibri" style:font-family-asian="Calibri" style:font-family-complex="Calibri" fo:background-color="transparent" style:use-window-font-color="true"/>
    </style:style>
    <style:style style:name="T60" style:family="text">
      <style:text-properties fo:font-size="14.00pt" fo:font-weight="normal" fo:font-family="Calibri" style:font-family-asian="Calibri" style:font-family-complex="Calibri" fo:background-color="transparent" style:use-window-font-color="true"/>
    </style:style>
    <style:style style:name="T61" style:family="text">
      <style:text-properties fo:font-size="14.00pt" fo:font-weight="bold" fo:font-family="Calibri" style:font-family-asian="Calibri" style:font-family-complex="Calibri" fo:background-color="transparent" style:use-window-font-color="true"/>
    </style:style>
    <style:style style:name="T62" style:family="text">
      <style:text-properties fo:font-size="14.00pt" fo:font-weight="normal" fo:font-family="Calibri" style:font-family-asian="Calibri" style:font-family-complex="Calibri" fo:background-color="transparent" style:use-window-font-color="true"/>
    </style:style>
    <style:style style:name="T63" style:family="text">
      <style:text-properties fo:font-size="16.00pt" fo:font-weight="bold" fo:font-family="Calibri" style:font-family-asian="Calibri" style:font-family-complex="Calibri" fo:background-color="transparent" style:use-window-font-color="true"/>
    </style:style>
    <style:style style:name="T64" style:family="text">
      <style:text-properties fo:font-size="14.00pt" fo:font-weight="normal" fo:font-family="Calibri" style:font-family-asian="Calibri" style:font-family-complex="Calibri" fo:background-color="transparent" style:use-window-font-color="true"/>
    </style:style>
    <style:style style:name="T65" style:family="text">
      <style:text-properties fo:font-size="14.00pt" fo:font-weight="bold" fo:font-family="Calibri" style:font-family-asian="Calibri" style:font-family-complex="Calibri" fo:background-color="transparent" style:use-window-font-color="true"/>
    </style:style>
    <style:style style:name="T66" style:family="text">
      <style:text-properties fo:font-size="14.00pt" fo:font-weight="normal" fo:font-family="Calibri" style:font-family-asian="Calibri" style:font-family-complex="Calibri" fo:background-color="transparent" style:use-window-font-color="true"/>
    </style:style>
    <style:style style:name="T67" style:family="text">
      <style:text-properties fo:font-size="14.00pt" fo:font-weight="bold" fo:font-family="Calibri" style:font-family-asian="Calibri" style:font-family-complex="Calibri" fo:background-color="transparent" style:use-window-font-color="true"/>
    </style:style>
    <style:style style:name="T68" style:family="text">
      <style:text-properties fo:font-size="14.00pt" fo:font-weight="normal" fo:font-family="Calibri" style:font-family-asian="Calibri" style:font-family-complex="Calibri" fo:background-color="transparent" style:use-window-font-color="true"/>
    </style:style>
    <style:style style:name="T69" style:family="text">
      <style:text-properties fo:font-size="14.00pt" fo:font-weight="bold" fo:font-family="Calibri" style:font-family-asian="Calibri" style:font-family-complex="Calibri" fo:background-color="transparent" style:use-window-font-color="true"/>
    </style:style>
    <style:style style:name="T70" style:family="text">
      <style:text-properties fo:font-size="14.00pt" fo:font-weight="normal" fo:font-family="Calibri" style:font-family-asian="Calibri" style:font-family-complex="Calibri" fo:background-color="transparent" style:use-window-font-color="true"/>
    </style:style>
    <style:style style:name="T71" style:family="text">
      <style:text-properties fo:font-size="14.00pt" fo:font-weight="bold" fo:font-family="Calibri" style:font-family-asian="Calibri" style:font-family-complex="Calibri" fo:background-color="transparent" style:use-window-font-color="true"/>
    </style:style>
    <style:style style:name="T72" style:family="text">
      <style:text-properties fo:font-size="14.00pt" fo:font-weight="normal" fo:font-family="Calibri" style:font-family-asian="Calibri" style:font-family-complex="Calibri" fo:background-color="transparent" style:use-window-font-color="true"/>
    </style:style>
    <style:style style:name="T73" style:family="text">
      <style:text-properties fo:font-size="14.00pt" fo:font-weight="bold" fo:font-family="Calibri" style:font-family-asian="Calibri" style:font-family-complex="Calibri" fo:background-color="transparent" style:use-window-font-color="true"/>
    </style:style>
    <style:style style:name="T74" style:family="text">
      <style:text-properties fo:font-size="14.00pt" fo:font-weight="normal" fo:font-family="Calibri" style:font-family-asian="Calibri" style:font-family-complex="Calibri" fo:background-color="transparent" style:use-window-font-color="true"/>
    </style:style>
    <style:style style:name="T75" style:family="text">
      <style:text-properties fo:font-size="14.00pt" fo:font-weight="bold" fo:font-family="Calibri" style:font-family-asian="Calibri" style:font-family-complex="Calibri" fo:background-color="transparent" style:use-window-font-color="true"/>
    </style:style>
    <style:style style:name="T76" style:family="text">
      <style:text-properties fo:font-size="14.00pt" fo:font-weight="normal" fo:font-family="Calibri" style:font-family-asian="Calibri" style:font-family-complex="Calibri" fo:background-color="transparent" style:use-window-font-color="true"/>
    </style:style>
    <style:style style:name="T77" style:family="text">
      <style:text-properties fo:font-size="14.00pt" fo:font-weight="bold" fo:font-family="Calibri" style:font-family-asian="Calibri" style:font-family-complex="Calibri" fo:background-color="transparent" style:use-window-font-color="true"/>
    </style:style>
    <style:style style:name="T78" style:family="text">
      <style:text-properties fo:font-size="14.00pt" fo:font-weight="normal" fo:font-family="Calibri" style:font-family-asian="Calibri" style:font-family-complex="Calibri" fo:background-color="transparent" style:use-window-font-color="true"/>
    </style:style>
    <style:style style:name="T79" style:family="text">
      <style:text-properties fo:font-size="14.00pt" fo:font-weight="bold" fo:font-family="Calibri" style:font-family-asian="Calibri" style:font-family-complex="Calibri" fo:background-color="transparent" style:use-window-font-color="true"/>
    </style:style>
    <style:style style:name="T80" style:family="text">
      <style:text-properties fo:font-size="14.00pt" fo:font-weight="normal" fo:font-family="Calibri" style:font-family-asian="Calibri" style:font-family-complex="Calibri" fo:background-color="transparent" style:use-window-font-color="true"/>
    </style:style>
    <style:style style:name="T81" style:family="text">
      <style:text-properties fo:font-size="16.00pt" fo:font-weight="bold" fo:font-family="Calibri" style:font-family-asian="Calibri" style:font-family-complex="Calibri" fo:background-color="transparent" style:use-window-font-color="true"/>
    </style:style>
    <style:style style:name="T82" style:family="text">
      <style:text-properties fo:font-size="14.00pt" fo:font-weight="normal" fo:font-family="Calibri" style:font-family-asian="Calibri" style:font-family-complex="Calibri" fo:background-color="transparent" style:use-window-font-color="true"/>
    </style:style>
    <style:style style:name="T83" style:family="text">
      <style:text-properties fo:font-size="14.00pt" fo:font-weight="bold" fo:font-family="Calibri" style:font-family-asian="Calibri" style:font-family-complex="Calibri" fo:background-color="transparent" style:use-window-font-color="true"/>
    </style:style>
    <style:style style:name="T84" style:family="text">
      <style:text-properties fo:font-size="14.00pt" fo:font-weight="normal" fo:font-family="Calibri" style:font-family-asian="Calibri" style:font-family-complex="Calibri" fo:background-color="transparent" style:use-window-font-color="true"/>
    </style:style>
    <style:style style:name="T85" style:family="text">
      <style:text-properties fo:font-size="14.00pt" fo:font-weight="bold" fo:font-family="Calibri" style:font-family-asian="Calibri" style:font-family-complex="Calibri" fo:background-color="transparent" style:use-window-font-color="true"/>
    </style:style>
    <style:style style:name="T86" style:family="text">
      <style:text-properties fo:font-size="14.00pt" fo:font-weight="normal" fo:font-family="Calibri" style:font-family-asian="Calibri" style:font-family-complex="Calibri" fo:background-color="transparent" style:use-window-font-color="true"/>
    </style:style>
    <style:style style:name="T87" style:family="text">
      <style:text-properties fo:font-size="14.00pt" fo:font-weight="bold" fo:font-family="Calibri" style:font-family-asian="Calibri" style:font-family-complex="Calibri" fo:background-color="transparent" style:use-window-font-color="true"/>
    </style:style>
    <style:style style:name="T88" style:family="text">
      <style:text-properties fo:font-size="14.00pt" fo:font-weight="normal" fo:font-family="Calibri" style:font-family-asian="Calibri" style:font-family-complex="Calibri" fo:background-color="transparent" style:use-window-font-color="true"/>
    </style:style>
    <style:style style:name="T89" style:family="text">
      <style:text-properties fo:font-size="14.00pt" fo:font-weight="bold" fo:font-family="Calibri" style:font-family-asian="Calibri" style:font-family-complex="Calibri" fo:background-color="transparent" style:use-window-font-color="true"/>
    </style:style>
    <style:style style:name="T90" style:family="text">
      <style:text-properties fo:font-size="14.00pt" fo:font-weight="normal" fo:font-family="Calibri" style:font-family-asian="Calibri" style:font-family-complex="Calibri" fo:background-color="transparent" style:use-window-font-color="true"/>
    </style:style>
    <style:style style:name="T91" style:family="text">
      <style:text-properties fo:font-size="14.00pt" fo:font-weight="bold" fo:font-family="Calibri" style:font-family-asian="Calibri" style:font-family-complex="Calibri" fo:background-color="transparent" style:use-window-font-color="true"/>
    </style:style>
    <style:style style:name="T92" style:family="text">
      <style:text-properties fo:font-size="14.00pt" fo:font-weight="normal" fo:font-family="Calibri" style:font-family-asian="Calibri" style:font-family-complex="Calibri" fo:background-color="transparent" style:use-window-font-color="true"/>
    </style:style>
    <style:style style:name="T93" style:family="text">
      <style:text-properties fo:font-size="14.00pt" fo:font-weight="bold" fo:font-family="Calibri" style:font-family-asian="Calibri" style:font-family-complex="Calibri" fo:background-color="transparent" style:use-window-font-color="true"/>
    </style:style>
    <style:style style:name="T94" style:family="text">
      <style:text-properties fo:font-size="14.00pt" fo:font-weight="normal" fo:font-family="Calibri" style:font-family-asian="Calibri" style:font-family-complex="Calibri" fo:background-color="transparent" style:use-window-font-color="true"/>
    </style:style>
    <style:style style:name="T95" style:family="text">
      <style:text-properties fo:font-size="14.00pt" fo:font-weight="bold" fo:font-family="Calibri" style:font-family-asian="Calibri" style:font-family-complex="Calibri" fo:background-color="transparent" style:use-window-font-color="true"/>
    </style:style>
    <style:style style:name="T96" style:family="text">
      <style:text-properties fo:font-size="14.00pt" fo:font-weight="normal" fo:font-family="Calibri" style:font-family-asian="Calibri" style:font-family-complex="Calibri" fo:background-color="transparent" style:use-window-font-color="true"/>
    </style:style>
    <style:style style:name="T97" style:family="text">
      <style:text-properties fo:font-size="14.00pt" fo:font-weight="bold" fo:font-family="Calibri" style:font-family-asian="Calibri" style:font-family-complex="Calibri" fo:background-color="transparent" style:use-window-font-color="true"/>
    </style:style>
    <style:style style:name="T98" style:family="text">
      <style:text-properties fo:font-size="14.00pt" fo:font-weight="normal" fo:font-family="Calibri" style:font-family-asian="Calibri" style:font-family-complex="Calibri" fo:background-color="transparent" style:use-window-font-color="true"/>
    </style:style>
    <style:style style:name="T99" style:family="text">
      <style:text-properties fo:font-size="16.00pt" fo:font-weight="bold" fo:font-family="Calibri" style:font-family-asian="Calibri" style:font-family-complex="Calibri" fo:background-color="transparent" style:use-window-font-color="true"/>
    </style:style>
    <style:style style:name="T100" style:family="text">
      <style:text-properties fo:font-size="14.00pt" fo:font-weight="normal" fo:font-family="Calibri" style:font-family-asian="Calibri" style:font-family-complex="Calibri" fo:background-color="transparent" style:use-window-font-color="true"/>
    </style:style>
    <style:style style:name="T101" style:family="text">
      <style:text-properties fo:font-size="14.00pt" fo:font-weight="bold" fo:font-family="Calibri" style:font-family-asian="Calibri" style:font-family-complex="Calibri" fo:background-color="transparent" style:use-window-font-color="true"/>
    </style:style>
    <style:style style:name="T102" style:family="text">
      <style:text-properties fo:font-size="14.00pt" fo:font-weight="normal" fo:font-family="Calibri" style:font-family-asian="Calibri" style:font-family-complex="Calibri" fo:background-color="transparent" style:use-window-font-color="true"/>
    </style:style>
    <style:style style:name="T103" style:family="text">
      <style:text-properties fo:font-size="14.00pt" fo:font-weight="bold" fo:font-family="Calibri" style:font-family-asian="Calibri" style:font-family-complex="Calibri" fo:background-color="transparent" style:use-window-font-color="true"/>
    </style:style>
    <style:style style:name="T104" style:family="text">
      <style:text-properties fo:font-size="14.00pt" fo:font-weight="normal" fo:font-family="Calibri" style:font-family-asian="Calibri" style:font-family-complex="Calibri" fo:background-color="transparent" style:use-window-font-color="true"/>
    </style:style>
    <style:style style:name="T105" style:family="text">
      <style:text-properties fo:font-size="14.00pt" fo:font-weight="bold" fo:font-family="Calibri" style:font-family-asian="Calibri" style:font-family-complex="Calibri" fo:background-color="transparent" style:use-window-font-color="true"/>
    </style:style>
    <style:style style:name="T106" style:family="text">
      <style:text-properties fo:font-size="14.00pt" fo:font-weight="normal" fo:font-family="Calibri" style:font-family-asian="Calibri" style:font-family-complex="Calibri" fo:background-color="transparent" style:use-window-font-color="true"/>
    </style:style>
    <style:style style:name="T107" style:family="text">
      <style:text-properties fo:font-size="14.00pt" fo:font-weight="bold" fo:font-family="Calibri" style:font-family-asian="Calibri" style:font-family-complex="Calibri" fo:background-color="transparent" style:use-window-font-color="true"/>
    </style:style>
    <style:style style:name="T108" style:family="text">
      <style:text-properties fo:font-size="14.00pt" fo:font-weight="normal" fo:font-family="Calibri" style:font-family-asian="Calibri" style:font-family-complex="Calibri" fo:background-color="transparent" style:use-window-font-color="true"/>
    </style:style>
    <style:style style:name="T109" style:family="text">
      <style:text-properties fo:font-size="14.00pt" fo:font-weight="bold" fo:font-family="Calibri" style:font-family-asian="Calibri" style:font-family-complex="Calibri" fo:background-color="transparent" style:use-window-font-color="true"/>
    </style:style>
    <style:style style:name="T110" style:family="text">
      <style:text-properties fo:font-size="14.00pt" fo:font-weight="normal" fo:font-family="Calibri" style:font-family-asian="Calibri" style:font-family-complex="Calibri" fo:background-color="transparent" style:use-window-font-color="true"/>
    </style:style>
    <style:style style:name="T111" style:family="text">
      <style:text-properties fo:font-size="14.00pt" fo:font-weight="bold" fo:font-family="Calibri" style:font-family-asian="Calibri" style:font-family-complex="Calibri" fo:background-color="transparent" style:use-window-font-color="true"/>
    </style:style>
    <style:style style:name="T112" style:family="text">
      <style:text-properties fo:font-size="14.00pt" fo:font-weight="normal" fo:font-family="Calibri" style:font-family-asian="Calibri" style:font-family-complex="Calibri" fo:background-color="transparent" style:use-window-font-color="true"/>
    </style:style>
    <style:style style:name="T113" style:family="text">
      <style:text-properties fo:font-size="14.00pt" fo:font-weight="bold" fo:font-family="Calibri" style:font-family-asian="Calibri" style:font-family-complex="Calibri" fo:background-color="transparent" style:use-window-font-color="true"/>
    </style:style>
    <style:style style:name="T114" style:family="text">
      <style:text-properties fo:font-size="14.00pt" fo:font-weight="normal" fo:font-family="Calibri" style:font-family-asian="Calibri" style:font-family-complex="Calibri" fo:background-color="transparent" style:use-window-font-color="true"/>
    </style:style>
    <style:style style:name="T115" style:family="text">
      <style:text-properties fo:font-size="16.00pt" fo:font-weight="bold" fo:font-family="Calibri" style:font-family-asian="Calibri" style:font-family-complex="Calibri" fo:background-color="transparent" style:use-window-font-color="true"/>
    </style:style>
    <style:style style:name="T116" style:family="text">
      <style:text-properties fo:font-size="14.00pt" fo:font-weight="normal" fo:font-family="Calibri" style:font-family-asian="Calibri" style:font-family-complex="Calibri" fo:background-color="transparent" style:use-window-font-color="true"/>
    </style:style>
    <style:style style:name="T117" style:family="text">
      <style:text-properties fo:font-size="14.00pt" fo:font-weight="bold" fo:font-family="Calibri" style:font-family-asian="Calibri" style:font-family-complex="Calibri" fo:background-color="transparent" style:use-window-font-color="true"/>
    </style:style>
    <style:style style:name="T118" style:family="text">
      <style:text-properties fo:font-size="14.00pt" fo:font-weight="normal" fo:font-family="Calibri" style:font-family-asian="Calibri" style:font-family-complex="Calibri" fo:background-color="transparent" style:use-window-font-color="true"/>
    </style:style>
    <style:style style:name="T119" style:family="text">
      <style:text-properties fo:font-size="14.00pt" fo:font-weight="bold" fo:font-family="Calibri" style:font-family-asian="Calibri" style:font-family-complex="Calibri" fo:background-color="transparent" style:use-window-font-color="true"/>
    </style:style>
    <style:style style:name="T120" style:family="text">
      <style:text-properties fo:font-size="14.00pt" fo:font-weight="normal" fo:font-family="Calibri" style:font-family-asian="Calibri" style:font-family-complex="Calibri" fo:background-color="transparent" style:use-window-font-color="true"/>
    </style:style>
    <style:style style:name="T121" style:family="text">
      <style:text-properties fo:font-size="14.00pt" fo:font-weight="bold" fo:font-family="Calibri" style:font-family-asian="Calibri" style:font-family-complex="Calibri" fo:background-color="transparent" style:use-window-font-color="true"/>
    </style:style>
    <style:style style:name="T122" style:family="text">
      <style:text-properties fo:font-size="14.00pt" fo:font-weight="normal" fo:font-family="Calibri" style:font-family-asian="Calibri" style:font-family-complex="Calibri" fo:background-color="transparent" style:use-window-font-color="true"/>
    </style:style>
    <style:style style:name="T123" style:family="text">
      <style:text-properties fo:font-size="14.00pt" fo:font-weight="bold" fo:font-family="Calibri" style:font-family-asian="Calibri" style:font-family-complex="Calibri" fo:background-color="transparent" style:use-window-font-color="true"/>
    </style:style>
    <style:style style:name="T124" style:family="text">
      <style:text-properties fo:font-size="14.00pt" fo:font-weight="normal" fo:font-family="Calibri" style:font-family-asian="Calibri" style:font-family-complex="Calibri" fo:background-color="transparent" style:use-window-font-color="true"/>
    </style:style>
    <style:style style:name="T125" style:family="text">
      <style:text-properties fo:font-size="16.00pt" fo:font-weight="bold" fo:font-family="Calibri" style:font-family-asian="Calibri" style:font-family-complex="Calibri" fo:background-color="transparent" style:use-window-font-color="true"/>
    </style:style>
    <style:style style:name="T126" style:family="text">
      <style:text-properties fo:font-size="14.00pt" fo:font-weight="normal" fo:font-family="Calibri" style:font-family-asian="Calibri" style:font-family-complex="Calibri" fo:background-color="transparent" style:use-window-font-color="true"/>
    </style:style>
    <style:style style:name="T127" style:family="text">
      <style:text-properties fo:font-size="14.00pt" fo:font-weight="bold" fo:font-family="Calibri" style:font-family-asian="Calibri" style:font-family-complex="Calibri" fo:background-color="transparent" style:use-window-font-color="true"/>
    </style:style>
    <style:style style:name="T128" style:family="text">
      <style:text-properties fo:font-size="14.00pt" fo:font-weight="normal" fo:font-family="Calibri" style:font-family-asian="Calibri" style:font-family-complex="Calibri" fo:background-color="transparent" style:use-window-font-color="true"/>
    </style:style>
    <style:style style:name="T129" style:family="text">
      <style:text-properties fo:font-size="14.00pt" fo:font-weight="bold" fo:font-family="Calibri" style:font-family-asian="Calibri" style:font-family-complex="Calibri" fo:background-color="transparent" style:use-window-font-color="true"/>
    </style:style>
    <style:style style:name="T130" style:family="text">
      <style:text-properties fo:font-size="14.00pt" fo:font-weight="normal" fo:font-family="Calibri" style:font-family-asian="Calibri" style:font-family-complex="Calibri" fo:background-color="transparent" style:use-window-font-color="true"/>
    </style:style>
    <style:style style:name="T131" style:family="text">
      <style:text-properties fo:font-size="14.00pt" fo:font-weight="normal" fo:font-family="Calibri" style:font-family-asian="Calibri" style:font-family-complex="Calibri" fo:background-color="transparent" fo:color="#004dbb"/>
    </style:style>
    <style:style style:name="T132" style:family="text">
      <style:text-properties fo:font-size="14.00pt" fo:font-weight="normal" fo:font-family="Calibri" style:font-family-asian="Calibri" style:font-family-complex="Calibri" fo:background-color="transparent" style:use-window-font-color="true"/>
    </style:style>
    <style:style style:name="T133" style:family="text">
      <style:text-properties fo:font-size="14.00pt" fo:font-weight="bold" fo:font-family="Calibri" style:font-family-asian="Calibri" style:font-family-complex="Calibri" fo:background-color="transparent" style:use-window-font-color="true"/>
    </style:style>
    <style:style style:name="T134" style:family="text">
      <style:text-properties fo:font-size="14.00pt" fo:font-weight="normal" fo:font-family="Calibri" style:font-family-asian="Calibri" style:font-family-complex="Calibri" fo:background-color="transparent" style:use-window-font-color="true"/>
    </style:style>
    <style:style style:name="T135" style:family="text">
      <style:text-properties fo:font-size="14.00pt" fo:font-weight="normal" fo:font-family="Calibri" style:font-family-asian="Calibri" style:font-family-complex="Calibri" fo:background-color="transparent" fo:color="#004dbb"/>
    </style:style>
    <style:style style:name="T136" style:family="text">
      <style:text-properties fo:font-size="14.00pt" fo:font-weight="normal" fo:font-family="Calibri" style:font-family-asian="Calibri" style:font-family-complex="Calibri" fo:background-color="transparent" style:use-window-font-color="true"/>
    </style:style>
    <style:style style:name="T137" style:family="text">
      <style:text-properties fo:font-size="14.00pt" fo:font-weight="normal" fo:font-family="Calibri" style:font-family-asian="Calibri" style:font-family-complex="Calibri" fo:background-color="transparent" fo:color="#004dbb"/>
    </style:style>
    <style:style style:name="T138" style:family="text">
      <style:text-properties fo:font-size="14.00pt" fo:font-weight="bold" fo:font-family="Calibri" style:font-family-asian="Calibri" style:font-family-complex="Calibri" fo:background-color="transparent" style:use-window-font-color="true"/>
    </style:style>
    <style:style style:name="T139" style:family="text">
      <style:text-properties fo:font-size="14.00pt" fo:font-weight="normal" fo:font-family="Calibri" style:font-family-asian="Calibri" style:font-family-complex="Calibri" fo:background-color="transparent" style:use-window-font-color="true"/>
    </style:style>
    <style:style style:name="T140" style:family="text">
      <style:text-properties fo:font-size="14.00pt" fo:font-weight="normal" fo:font-family="Calibri" style:font-family-asian="Calibri" style:font-family-complex="Calibri" fo:background-color="transparent" fo:color="#004dbb"/>
    </style:style>
    <style:style style:name="T141" style:family="text">
      <style:text-properties fo:font-size="14.00pt" fo:font-weight="normal" fo:font-family="Calibri" style:font-family-asian="Calibri" style:font-family-complex="Calibri" fo:background-color="transparent" style:use-window-font-color="true"/>
    </style:style>
    <style:style style:name="T142" style:family="text">
      <style:text-properties fo:font-size="14.00pt" fo:font-weight="bold" fo:font-family="Calibri" style:font-family-asian="Calibri" style:font-family-complex="Calibri" fo:background-color="transparent" style:use-window-font-color="true"/>
    </style:style>
    <style:style style:name="T143" style:family="text">
      <style:text-properties fo:font-size="14.00pt" fo:font-weight="normal" fo:font-family="Calibri" style:font-family-asian="Calibri" style:font-family-complex="Calibri" fo:background-color="transparent" style:use-window-font-color="true"/>
    </style:style>
    <style:style style:name="T144" style:family="text">
      <style:text-properties fo:font-size="14.00pt" fo:font-weight="normal" fo:font-family="Calibri" style:font-family-asian="Calibri" style:font-family-complex="Calibri" fo:background-color="transparent" fo:color="#004dbb"/>
    </style:style>
    <style:style style:name="T145" style:family="text">
      <style:text-properties fo:font-size="14.00pt" fo:font-weight="bold" fo:font-family="Calibri" style:font-family-asian="Calibri" style:font-family-complex="Calibri" fo:background-color="transparent" style:use-window-font-color="true"/>
    </style:style>
    <style:style style:name="T146" style:family="text">
      <style:text-properties fo:font-size="14.00pt" fo:font-weight="normal" fo:font-family="Calibri" style:font-family-asian="Calibri" style:font-family-complex="Calibri" fo:background-color="transparent" style:use-window-font-color="true"/>
    </style:style>
    <style:style style:name="T147" style:family="text">
      <style:text-properties fo:font-size="14.00pt" fo:font-weight="normal" fo:font-family="Calibri" style:font-family-asian="Calibri" style:font-family-complex="Calibri" fo:background-color="transparent" fo:color="#004dbb"/>
    </style:style>
    <style:style style:name="T148" style:family="text">
      <style:text-properties fo:font-size="14.00pt" fo:font-weight="bold" fo:font-family="Calibri" style:font-family-asian="Calibri" style:font-family-complex="Calibri" fo:background-color="transparent" style:use-window-font-color="true"/>
    </style:style>
    <style:style style:name="T149" style:family="text">
      <style:text-properties fo:font-size="14.00pt" fo:font-weight="normal" fo:font-family="Calibri" style:font-family-asian="Calibri" style:font-family-complex="Calibri" fo:background-color="transparent" style:use-window-font-color="true"/>
    </style:style>
    <style:style style:name="T150" style:family="text">
      <style:text-properties fo:font-size="14.00pt" fo:font-weight="bold" fo:font-family="Calibri" style:font-family-asian="Calibri" style:font-family-complex="Calibri" fo:background-color="transparent" style:use-window-font-color="true"/>
    </style:style>
    <style:style style:name="T151" style:family="text">
      <style:text-properties fo:font-size="14.00pt" fo:font-weight="normal" fo:font-family="Calibri" style:font-family-asian="Calibri" style:font-family-complex="Calibri" fo:background-color="transparent" style:use-window-font-color="true"/>
    </style:style>
    <style:style style:name="T152" style:family="text">
      <style:text-properties fo:font-size="16.00pt" fo:font-weight="bold" fo:font-family="Calibri" style:font-family-asian="Calibri" style:font-family-complex="Calibri" fo:background-color="transparent" style:use-window-font-color="true"/>
    </style:style>
    <style:style style:name="T153" style:family="text">
      <style:text-properties fo:font-size="14.00pt" fo:font-weight="normal" fo:font-family="Calibri" style:font-family-asian="Calibri" style:font-family-complex="Calibri" fo:background-color="transparent" style:use-window-font-color="true"/>
    </style:style>
    <style:style style:name="T154" style:family="text">
      <style:text-properties fo:font-size="16.00pt" fo:font-weight="bold" fo:font-family="Calibri" style:font-family-asian="Calibri" style:font-family-complex="Calibri" fo:background-color="transparent" style:use-window-font-color="true"/>
    </style:style>
    <style:style style:name="T155" style:family="text">
      <style:text-properties fo:font-size="16.00pt" fo:font-weight="normal" fo:font-family="Calibri" style:font-family-asian="Calibri" style:font-family-complex="Calibri" fo:background-color="transparent" style:use-window-font-color="true"/>
    </style:style>
    <style:style style:name="T156" style:family="text">
      <style:text-properties fo:font-size="16.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7"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10.00pt"/>
    </style:style>
    <style:style style:name="P3" style:family="paragraph">
      <style:paragraph-properties fo:line-height="100.00%" fo:text-align="left"/>
    </style:style>
    <style:style style:name="P4" style:family="paragraph">
      <style:paragraph-properties fo:line-height="115.00%" fo:text-align="left" fo:margin-bottom="10.00pt"/>
    </style:style>
  </office:automatic-styles>
  <office:body>
    <office:text>
      <text:p text:style-name="P1"><draw:frame text:anchor-type="as-char" svg:width="46.79mm" svg:height="27.50mm" style:rel-width="scale" style:rel-height="scale"><draw:object-ole xlink:href="OleObj1"/><draw:image xlink:href="ObjectReplacements/OleObj1"/></draw:frame><draw:frame text:anchor-type="as-char" svg:width="52.86mm" svg:height="43.57mm" style:rel-width="scale" style:rel-height="scale"><draw:object-ole xlink:href="OleObj2"/><draw:image xlink:href="ObjectReplacements/OleObj2"/></draw:frame><draw:frame text:anchor-type="as-char" svg:width="52.50mm" svg:height="27.50mm" style:rel-width="scale" style:rel-height="scale"><draw:object-ole xlink:href="OleObj3"/><draw:image xlink:href="ObjectReplacements/OleObj3"/></draw:frame><text:span text:style-name="T2"/></text:p>
      <text:p text:style-name="P1"><text:span text:style-name="T2"/></text:p>
      <text:p text:style-name="P1"><text:span text:style-name="T3"><text:s text:c="13"/></text:span><text:span text:style-name="T4">CLOUD APPLICATION DEVELOPMENT ( GROUP 1) </text:span></text:p>
      <text:p text:style-name="P1"><text:span text:style-name="T4"><text:s text:c="14"/>PHASE 3: ASSIGNMENT NOTEBOOK SUBMISSION</text:span></text:p>
      <text:p text:style-name="P1"><text:span text:style-name="T5"><text:s/></text:span></text:p>
      <text:p text:style-name="P1"><text:span text:style-name="T5">NAME : E.HEMALATHA</text:span></text:p>
      <text:p text:style-name="P1"><text:span text:style-name="T5">EMAIL :hemalathaeswaran19@gmail.com</text:span></text:p>
      <text:p text:style-name="P2"><text:span text:style-name="T5">GitHub Repository URL :</text:span><text:a xlink:href="https://github.com/Hema-19102003/Hema.git"><text:span text:style-name="T6">https://github.com/Hema-19102003/Hema.git</text:span></text:a><text:span text:style-name="T7"/></text:p>
      <text:p text:style-name="P3"><text:span text:style-name="T8">Title of the project:</text:span></text:p>
      <text:p text:style-name="P3"><text:span text:style-name="T8">Project 6: Chatbot Deployment with IBM Cloud Watson Assistant</text:span></text:p>
      <text:p text:style-name="P4"><text:span text:style-name="T8">Phase 3: Development part 1</text:span></text:p>
      <text:p text:style-name="P4"><text:span text:style-name="T8"/></text:p>
      <text:p text:style-name="P4"><text:span text:style-name="T9">Abstract:<text:s/></text:span><text:span text:style-name="T10"/></text:p>
      <text:p text:style-name="P4"><text:span text:style-name="T10">This project outlines the deployment of a chatbot using IBM Cloud Watson Assistant, an AI-powered conversational interface. The process involves the following key steps:</text:span></text:p>
      <text:p text:style-name="P4"><text:span text:style-name="T11">1.Objective and Setup:</text:span><text:span text:style-name="T12"/></text:p>
      <text:p text:style-name="P4"><text:span text:style-name="T12">Define project objectives, target audience, and integration platforms. Set up an IBM Cloud account and access the Watson Assistant service.</text:span></text:p>
      <text:p text:style-name="P4"><text:span text:style-name="T13">2.Configuring Watson Assistant:</text:span><text:span text:style-name="T14"/></text:p>
      <text:p text:style-name="P4"><text:span text:style-name="T14">Create a Watson Assistant instance and configure it according to project requirements, defining intents, entities, and dialog flows for effective communication.</text:span></text:p>
      <text:p text:style-name="P4"><text:span text:style-name="T15">3.Integration and APIs:</text:span><text:span text:style-name="T16"/></text:p>
      <text:p text:style-name="P4"><text:span text:style-name="T16">Utilize IBM Watson SDK or REST APIs to integrate Watson Assistant into the application, allowing seamless communication between the chatbot and users.</text:span></text:p>
      <text:p text:style-name="P4"><text:span text:style-name="T17">4.User Interface Integration:</text:span></text:p>
      <text:p text:style-name="P4"><text:span text:style-name="T18">Develop a user-friendly interface, such as a web or mobile application, enabling users to interact with the chatbot efficiently.</text:span></text:p>
      <text:p text:style-name="P4"><text:span text:style-name="T19">5.Testing and Iteration:</text:span><text:span text:style-name="T20"/></text:p>
      <text:p text:style-name="P4"><text:span text:style-name="T20">Thoroughly test the chatbot, gathering feedback to iteratively enhance its performance and refine dialogues based on real user interactions.</text:span></text:p>
      <text:p text:style-name="P4"><text:span text:style-name="T21">6.Deployment and Scalability:</text:span><text:span text:style-name="T22"/></text:p>
      <text:p text:style-name="P4"><text:span text:style-name="T22">Deploy the integrated chatbot and associated components on IBM Cloud, ensuring scalability and availability to handle varying user loads.</text:span></text:p>
      <text:p text:style-name="P4"><text:span text:style-name="T23">7.Monitoring and Maintenance:</text:span><text:span text:style-name="T24"/></text:p>
      <text:p text:style-name="P4"><text:span text:style-name="T24">Implement monitoring mechanisms to track the chatbot's performance, user engagement, and feedback. Continuously maintain and update the chatbot for optimal performance and user satisfaction.</text:span></text:p>
      <text:p text:style-name="P4"><text:span text:style-name="T24">By following this development abstract, a functional and effective chatbot powered by IBM Cloud Watson Assistant can be successfully deployed, enhancing user interactions and overall application usability.Introduction to Deploying a Chatbot with IBM Cloud Watson Assistant</text:span></text:p>
      <text:p text:style-name="P4"><text:span text:style-name="T25">Introduction:</text:span><text:span text:style-name="T26"/></text:p>
      <text:p text:style-name="P4"><text:span text:style-name="T26">Chatbots have become increasingly essential in modern applications, enabling businesses to engage with their users in a personalized and efficient manner. IBM Cloud Watson Assistant offers a powerful platform for developing, training, and deploying intelligent chatbots. This introduction outlines the key aspects of deploying a chatbot using IBM Cloud Watson Assistant.</text:span><text:span text:style-name="T27"/></text:p>
      <text:p text:style-name="P4"><text:span text:style-name="T27">1.Understanding Watson Assistant:</text:span><text:span text:style-name="T28"/></text:p>
      <text:p text:style-name="P4"><text:span text:style-name="T28">IBM Watson Assistant is an AI-powered conversational platform that allows developers to build natural language interfaces into applications. It understands user input, processes it using machine learning models, and generates appropriate responses, mimicking human-like conversations.</text:span></text:p>
      <text:p text:style-name="P4"><text:span text:style-name="T29">2.Project Objectives:</text:span><text:span text:style-name="T30"/></text:p>
      <text:p text:style-name="P4"><text:span text:style-name="T30">The primary goal of this project is to develop a functional chatbot that enhances user interactions within an application or service.</text:span></text:p>
      <text:p text:style-name="P4"><text:span text:style-name="T30">The chatbot will be designed to handle specific intents, provide information, and engage users in a conversational manner.</text:span></text:p>
      <text:p text:style-name="P4"><text:span text:style-name="T31">3.Technological Stack:</text:span><text:span text:style-name="T32"/></text:p>
      <text:p text:style-name="P4"><text:span text:style-name="T32">IBM Cloud: Utilizing IBM Cloud provides the infrastructure and services needed to deploy and manage the chatbot.</text:span></text:p>
      <text:p text:style-name="P4"><text:span text:style-name="T32">Watson Assistant: The heart of the chatbot, leveraging Watson Assistant for natural language understanding, dialog management, and response generation.</text:span></text:p>
      <text:p text:style-name="P4"><text:span text:style-name="T33">4.Project Flow Overview:</text:span><text:span text:style-name="T34"/></text:p>
      <text:p text:style-name="P4"><text:span text:style-name="T35">Configuration:<text:s/></text:span><text:span text:style-name="T36">We'll set up Watson Assistant, define intents, entities, and dialog flows to train the chatbot effectively.</text:span></text:p>
      <text:p text:style-name="P4"><text:span text:style-name="T37">Integration:<text:s/></text:span><text:span text:style-name="T38">The chatbot will be integrated into a user interface (e.g., web or mobile app) to facilitate user interactions.</text:span></text:p>
      <text:p text:style-name="P4"><text:span text:style-name="T39">5.Deployment:<text:s/></text:span><text:span text:style-name="T40">The integrated chatbot will be deployed on IBM Cloud, ensuring scalability, availability, and efficient performance.</text:span></text:p>
      <text:p text:style-name="P4"><text:span text:style-name="T41">6.Audience:</text:span><text:span text:style-name="T42"/></text:p>
      <text:p text:style-name="P4"><text:span text:style-name="T42">This project is designed for developers, software engineers, and businesses aiming to integrate a chatbot into their applications to enhance user experience and streamline communication.</text:span></text:p>
      <text:p text:style-name="P4"><text:span text:style-name="T42">By following this deployment process, you'll gain the knowledge and skills necessary to build and deploy an effective chatbot using IBM Cloud Watson Assistant, significantly improving user engagement and interaction within your application.</text:span></text:p>
      <text:p text:style-name="P4"><text:span text:style-name="T43">development process:</text:span><text:span text:style-name="T44"/></text:p>
      <text:p text:style-name="P4"><text:span text:style-name="T45">1.Project Setup and Requirements:</text:span><text:span text:style-name="T46"/></text:p>
      <text:p text:style-name="P4"><text:span text:style-name="T46">Define the objectives and requirements for your chatbot. Identify the domain, target audience, integration platforms, and features you want to implement.</text:span></text:p>
      <text:p text:style-name="P4"><text:span text:style-name="T47">2.IBM Cloud Account Setup:</text:span><text:span text:style-name="T48"/></text:p>
      <text:p text:style-name="P4"><text:span text:style-name="T48">Create an IBM Cloud account and navigate to the Watson Assistant service.</text:span></text:p>
      <text:p text:style-name="P4"><text:span text:style-name="T49">3.Create a Watson Assistant Instance:</text:span><text:span text:style-name="T50"/></text:p>
      <text:p text:style-name="P4"><text:span text:style-name="T50">Create a new Watson Assistant instance on IBM Cloud and configure it to suit your project requirements.</text:span></text:p>
      <text:p text:style-name="P4"><text:span text:style-name="T51">4.Define Intents, Entities, and Dialog Flow:</text:span><text:span text:style-name="T52"/></text:p>
      <text:p text:style-name="P4"><text:span text:style-name="T52">Define intents (user goals), entities (data), and create a dialog flow to handle user interactions. Train the assistant using sample dialogues to improve its understanding.</text:span></text:p>
      <text:p text:style-name="P4"><text:span text:style-name="T53">5.Integration and APIs:</text:span><text:span text:style-name="T54"/></text:p>
      <text:p text:style-name="P4"><text:span text:style-name="T54">Integrate Watson Assistant with your application using the provided API endpoints. Use the IBM Watson SDK or REST APIs to communicate with the assistant.</text:span></text:p>
      <text:p text:style-name="P4"><text:span text:style-name="T55">6.User Interface Integration:</text:span><text:span text:style-name="T56"/></text:p>
      <text:p text:style-name="P4"><text:span text:style-name="T56">Implement a user interface (UI) where users can interact with the chatbot. This can be a web application, mobile app, or any other platform where users will use the chatbot.</text:span></text:p>
      <text:p text:style-name="P4"><text:span text:style-name="T57">7.Testing and Iteration:</text:span><text:span text:style-name="T58"/></text:p>
      <text:p text:style-name="P4"><text:span text:style-name="T58">Test the chatbot extensively to ensure it understands and responds appropriately to a variety of user queries. Make iterations to improve the assistant's performance based on user feedback.</text:span></text:p>
      <text:p text:style-name="P4"><text:span text:style-name="T59">8.Deployment to IBM Cloud:</text:span><text:span text:style-name="T60"/></text:p>
      <text:p text:style-name="P4"><text:span text:style-name="T60">Deploy the integrated chatbot and associated components to the IBM Cloud, ensuring scalability and reliability.</text:span></text:p>
      <text:p text:style-name="P4"><text:span text:style-name="T61">9.Monitoring and Maintenance:</text:span><text:span text:style-name="T62"/></text:p>
      <text:p text:style-name="P4"><text:span text:style-name="T62">Monitor the chatbot's performance, usage, and user feedback. Make necessary updates and improvements to keep the chatbot up to date and effective in addressing user needs.</text:span></text:p>
      <text:p text:style-name="P4"><text:span text:style-name="T63">Beginning the Project Development</text:span><text:span text:style-name="T64"/></text:p>
      <text:p text:style-name="P4"><text:span text:style-name="T65">1.Project Scope and Objectives:</text:span><text:span text:style-name="T66"/></text:p>
      <text:p text:style-name="P4"><text:span text:style-name="T66">Clearly define the project's scope, including the intended purpose of the chatbot, the target audience, and the expected outcomes. Identify the key features and functionalities the chatbot will provide.</text:span></text:p>
      <text:p text:style-name="P4"><text:span text:style-name="T67">2.Technology Stack:</text:span><text:span text:style-name="T68"/></text:p>
      <text:p text:style-name="P4"><text:span text:style-name="T68">Choose the technology stack based on project requirements. For this project, we select IBM Cloud Watson Assistant for natural language understanding and conversation management.</text:span></text:p>
      <text:p text:style-name="P4"><text:span text:style-name="T69">3.IBM Cloud Watson Assistant Setup:</text:span></text:p>
      <text:p text:style-name="P4"><text:span text:style-name="T70">Create a Watson Assistant instance within the IBM Cloud dashboard.</text:span></text:p>
      <text:p text:style-name="P4"><text:span text:style-name="T70">Define the chatbot's purpose, create initial intents (user goals), and relevant entities (data) to train the chatbot.</text:span></text:p>
      <text:p text:style-name="P4"><text:span text:style-name="T71">4.Dialog Flow Design:</text:span><text:span text:style-name="T72"/></text:p>
      <text:p text:style-name="P4"><text:span text:style-name="T72">Plan the dialog flow, considering how the chatbot should respond to various user inputs and intents.</text:span></text:p>
      <text:p text:style-name="P4"><text:span text:style-name="T72">Develop a flowchart or diagram to visualize the conversation structure and decision-making process.</text:span></text:p>
      <text:p text:style-name="P4"><text:span text:style-name="T73">5.User Interface Prototyping:</text:span><text:span text:style-name="T74"/></text:p>
      <text:p text:style-name="P4"><text:span text:style-name="T74">Design a simple user interface prototype to outline the chatbot's appearance and interactions.</text:span></text:p>
      <text:p text:style-name="P4"><text:span text:style-name="T74">Consider integrating the interface into a web application using HTML, CSS, and JavaScript.</text:span></text:p>
      <text:p text:style-name="P4"><text:span text:style-name="T75">6.Integration of Watson Assistant:</text:span><text:span text:style-name="T76"/></text:p>
      <text:p text:style-name="P4"><text:span text:style-name="T76">Set up communication between the user interface and Watson Assistant using appropriate API endpoints provided by IBM Watson.</text:span></text:p>
      <text:p text:style-name="P4"><text:span text:style-name="T76">Test the integration to ensure successful communication between the interface and the chatbot.</text:span></text:p>
      <text:p text:style-name="P4"><text:span text:style-name="T77">7.Initial Dialog Training:</text:span><text:span text:style-name="T78"/></text:p>
      <text:p text:style-name="P4"><text:span text:style-name="T78">Train the chatbot using a set of sample dialogues, refining the intents, entities, and dialog flow based on the training results.</text:span></text:p>
      <text:p text:style-name="P4"><text:span text:style-name="T78">Optimize the chatbot's responses to provide accurate and meaningful interactions.</text:span></text:p>
      <text:p text:style-name="P4"><text:span text:style-name="T79">8.Project Kickoff Meeting:</text:span><text:span text:style-name="T80"/></text:p>
      <text:p text:style-name="P4"><text:span text:style-name="T80">Organize a kickoff meeting to introduce the project to the development team.</text:span></text:p>
      <text:p text:style-name="P4"><text:span text:style-name="T80">Assign roles and responsibilities, and set a timeline for project milestones and deliverables.</text:span></text:p>
      <text:p text:style-name="P4"><text:span text:style-name="T80">By embarking on these initial steps, the project lays the foundation for further development, enabling efficient construction of a functional chatbot using IBM Cloud Watson Assistant.</text:span></text:p>
      <text:p text:style-name="P4"><text:span text:style-name="T81">Chatbot Persona:</text:span><text:span text:style-name="T82"/></text:p>
      <text:p text:style-name="P4"><text:span text:style-name="T82">The chatbot's persona is how it presents itself to users and influences the user experience. For this project, we'll create a persona that aligns with a friendly, helpful assistant. Here's a description:</text:span></text:p>
      <text:p text:style-name="P4"><text:span text:style-name="T83">Name:<text:s/></text:span><text:span text:style-name="T84">"AssistAI"</text:span></text:p>
      <text:p text:style-name="P4"><text:span text:style-name="T85">Persona:<text:s/></text:span><text:span text:style-name="T86">Approachable and professional</text:span></text:p>
      <text:p text:style-name="P4"><text:span text:style-name="T87">Tone:<text:s/></text:span><text:span text:style-name="T88">Conversational, friendly, and informative</text:span></text:p>
      <text:p text:style-name="P4"><text:span text:style-name="T89">Characteristics:</text:span><text:span text:style-name="T90"/></text:p>
      <text:p text:style-name="P4"><text:span text:style-name="T91">Helpful:<text:s/></text:span><text:span text:style-name="T92">Eager to assist and provide valuable information.</text:span></text:p>
      <text:p text:style-name="P4"><text:span text:style-name="T93">Concise:<text:s/></text:span><text:span text:style-name="T94">Provides information succinctly for easy understanding.</text:span></text:p>
      <text:p text:style-name="P4"><text:span text:style-name="T95">Empathetic:<text:s/></text:span><text:span text:style-name="T96">Understands and acknowledges user emotions and concerns.</text:span></text:p>
      <text:p text:style-name="P4"><text:span text:style-name="T97">Knowledgeable:<text:s/></text:span><text:span text:style-name="T98">Demonstrates expertise and competence in its responses.</text:span></text:p>
      <text:p text:style-name="P4"><text:span text:style-name="T98">Visual Representation: A simple, clean interface with a friendly avatar/icon representing the chatbot's persona.</text:span></text:p>
      <text:p text:style-name="P4"><text:span text:style-name="T99">Conversation Flow Design:</text:span><text:span text:style-name="T100"/></text:p>
      <text:p text:style-name="P4"><text:span text:style-name="T101">1.Greeting:</text:span><text:span text:style-name="T102"/></text:p>
      <text:p text:style-name="P4"><text:span text:style-name="T102">AssistAI initiates the conversation with a warm greeting, welcoming the user to the chat.</text:span></text:p>
      <text:p text:style-name="P4"><text:span text:style-name="T102">Asks the user how it can assist them.</text:span></text:p>
      <text:p text:style-name="P4"><text:span text:style-name="T103">2.User Inquiry:</text:span><text:span text:style-name="T104"/></text:p>
      <text:p text:style-name="P4"><text:span text:style-name="T104">Listens to the user's input or question.</text:span></text:p>
      <text:p text:style-name="P4"><text:span text:style-name="T104">Analyzes the input to determine the user's intent or request.</text:span></text:p>
      <text:p text:style-name="P4"><text:span text:style-name="T105">3.Intent Recognition:</text:span><text:span text:style-name="T106"/></text:p>
      <text:p text:style-name="P4"><text:span text:style-name="T106">Identifies the intent of the user (e.g., asking for information, seeking assistance, etc.).</text:span></text:p>
      <text:p text:style-name="P4"><text:span text:style-name="T106">Extracts any relevant entities from the user's input.</text:span></text:p>
      <text:p text:style-name="P4"><text:span text:style-name="T107">4.Dialog Path Selection:</text:span><text:span text:style-name="T108"/></text:p>
      <text:p text:style-name="P4"><text:span text:style-name="T108">Based on the intent and entities, determines the appropriate dialog path or action.</text:span></text:p>
      <text:p text:style-name="P4"><text:span text:style-name="T109">5.Response Generation:</text:span><text:span text:style-name="T110"/></text:p>
      <text:p text:style-name="P4"><text:span text:style-name="T110">Generates a tailored response based on the recognized intent and entities.</text:span></text:p>
      <text:p text:style-name="P4"><text:span text:style-name="T110">Ensures the response aligns with the chatbot's persona.</text:span></text:p>
      <text:p text:style-name="P4"><text:span text:style-name="T111">6.User Engagement:</text:span><text:span text:style-name="T112"/></text:p>
      <text:p text:style-name="P4"><text:span text:style-name="T112">Encourages further interaction by asking follow-up questions or suggesting next steps.</text:span></text:p>
      <text:p text:style-name="P4"><text:span text:style-name="T113">7.Reiterative Loop:</text:span><text:span text:style-name="T114"/></text:p>
      <text:p text:style-name="P4"><text:span text:style-name="T114">Repeats steps 2 to 6 for each user input, maintaining an ongoing conversation.</text:span></text:p>
      <text:p text:style-name="P4"><text:span text:style-name="T115">Dialog Node Setup:</text:span><text:span text:style-name="T116"/></text:p>
      <text:p text:style-name="P4"><text:span text:style-name="T117">1.Dialog Node Creation:</text:span><text:span text:style-name="T118"/></text:p>
      <text:p text:style-name="P4"><text:span text:style-name="T118">Create dialog nodes to define the chatbot's responses based on intents and entities.</text:span></text:p>
      <text:p text:style-name="P4"><text:span text:style-name="T119">2.Dialog Node Examples:</text:span><text:span text:style-name="T120"/></text:p>
      <text:p text:style-name="P4"><text:span text:style-name="T120">For "Flight Information" intent:</text:span></text:p>
      <text:p text:style-name="P4"><text:span text:style-name="T120">If intent matches: "Flight Information"</text:span></text:p>
      <text:p text:style-name="P4"><text:span text:style-name="T120">Action: Provide flight details based on the captured entities.</text:span></text:p>
      <text:p text:style-name="P4"><text:span text:style-name="T121">3.Handling Entities:</text:span><text:span text:style-name="T122"/></text:p>
      <text:p text:style-name="P4"><text:span text:style-name="T122">Within dialog nodes, use conditions to handle entities. For instance, if the user mentions a destination, acknowledge it and proceed accordingly.</text:span></text:p>
      <text:p text:style-name="P4"><text:span text:style-name="T123">4.User Engagement:</text:span><text:span text:style-name="T124"/></text:p>
      <text:p text:style-name="P4"><text:span text:style-name="T124">Engage the user by asking clarifying questions like "When do you plan to travel?" or "Is there a specific airline you prefer?"</text:span></text:p>
      <text:p text:style-name="P4"><text:span text:style-name="T125">Development Steps: Chatbot Deploying with IBM Cloud Watson Assistant Using Python</text:span><text:span text:style-name="T126"/></text:p>
      <text:p text:style-name="P4"><text:span text:style-name="T127">1.IBM Cloud Setup:</text:span><text:span text:style-name="T128"/></text:p>
      <text:p text:style-name="P4"><text:span text:style-name="T128">Sign up for an IBM Cloud account and create a Watson Assistant service instance.</text:span></text:p>
      <text:p text:style-name="P4"><text:span text:style-name="T129">2.Install Required Libraries:</text:span><text:span text:style-name="T130"/></text:p>
      <text:p text:style-name="P4"><text:span text:style-name="T130">install the IBM Watson Python SDK to interact with Watson Assistant.</text:span></text:p>
      <text:p text:style-name="P4"><text:span text:style-name="T131">pip install ibm-watson</text:span><text:span text:style-name="T132"/></text:p>
      <text:p text:style-name="P4"><text:span text:style-name="T133">3.Set Up Authentication:</text:span><text:span text:style-name="T134"/></text:p>
      <text:p text:style-name="P4"><text:span text:style-name="T134">Obtain the API key and URL for your Watson Assistant service instance.</text:span></text:p>
      <text:p text:style-name="P4"><text:span text:style-name="T134">Initifrom ibm_watson import AssistantV1</text:span></text:p>
      <text:p text:style-name="P4"><text:span text:style-name="T135">from ibm_cloud_sdk_core.authenticators import IAMAuthenticator</text:span></text:p>
      <text:p text:style-name="P4"><text:span text:style-name="T135">authenticator = IAMAuthenticator('YOUR_API_KEY')</text:span></text:p>
      <text:p text:style-name="P4"><text:span text:style-name="T135">assistant = AssistantV1(</text:span></text:p>
      <text:p text:style-name="P4"><text:span text:style-name="T135"><text:s text:c="4"/>version='2019-02-28',</text:span></text:p>
      <text:p text:style-name="P4"><text:span text:style-name="T135"><text:s text:c="4"/>authenticator=authenticator</text:span><text:span text:style-name="T136"/></text:p>
      <text:p text:style-name="P4"><text:span text:style-name="T137">)</text:span></text:p>
      <text:p text:style-name="P4"><text:span text:style-name="T137">assistant.set_service_url('YOUR_SERVICE_URL')alize the Watson Assistant client using the API key and URL.</text:span></text:p>
      <text:p text:style-name="P4"><text:span text:style-name="T138">4.Create a Session:</text:span><text:span text:style-name="T139"/></text:p>
      <text:p text:style-name="P4"><text:span text:style-name="T139">Start a session to interact with the Watson Assistant service.</text:span></text:p>
      <text:p text:style-name="P4"><text:span text:style-name="T140">response = assistant.create_session(</text:span></text:p>
      <text:p text:style-name="P4"><text:span text:style-name="T140"><text:s text:c="4"/>assistant_id='YOUR_ASSISTANT_ID'</text:span></text:p>
      <text:p text:style-name="P4"><text:span text:style-name="T140">)</text:span></text:p>
      <text:p text:style-name="P4"><text:span text:style-name="T140">session_id = response.get_result()['session_id']</text:span><text:span text:style-name="T141"/></text:p>
      <text:p text:style-name="P4"><text:span text:style-name="T142">5.User Input and Interaction:</text:span><text:span text:style-name="T143"/></text:p>
      <text:p text:style-name="P4"><text:span text:style-name="T143">Capture user input and send it to Watson Assistant for processing.</text:span></text:p>
      <text:p text:style-name="P4"><text:span text:style-name="T143">Obtain the response from Watson Assistant based on the user's input</text:span></text:p>
      <text:p text:style-name="P4"><text:span text:style-name="T144">user_input = input('You: ')</text:span></text:p>
      <text:p text:style-name="P4"><text:span text:style-name="T144">response = assistant.message(</text:span></text:p>
      <text:p text:style-name="P4"><text:span text:style-name="T144"><text:s text:c="4"/>assistant_id='YOUR_ASSISTANT_ID',</text:span></text:p>
      <text:p text:style-name="P4"><text:span text:style-name="T144"><text:s text:c="4"/>session_id=session_id,</text:span></text:p>
      <text:p text:style-name="P4"><text:span text:style-name="T144"><text:s text:c="4"/>input={</text:span></text:p>
      <text:p text:style-name="P4"><text:span text:style-name="T144"><text:s text:c="8"/>'message_type': 'text',</text:span></text:p>
      <text:p text:style-name="P4"><text:span text:style-name="T144"><text:s text:c="8"/>'text': user_input</text:span></text:p>
      <text:p text:style-name="P4"><text:span text:style-name="T144"><text:s text:c="4"/>}</text:span></text:p>
      <text:p text:style-name="P4"><text:span text:style-name="T144">).get_result()</text:span></text:p>
      <text:p text:style-name="P4"><text:span text:style-name="T144">bot_response = response['output']['generic'][0]['text']</text:span></text:p>
      <text:p text:style-name="P4"><text:span text:style-name="T144">print('Bot:', bot_response)</text:span></text:p>
      <text:p text:style-name="P4"><text:span text:style-name="T145">6.Loop for Continuous Interaction:</text:span></text:p>
      <text:p text:style-name="P4"><text:span text:style-name="T146">Implement a loop to allow continuous interaction between the user and the chatbot.</text:span></text:p>
      <text:p text:style-name="P4"><text:span text:style-name="T146">Exit the loop and close the session upon completion.</text:span></text:p>
      <text:p text:style-name="P4"><text:span text:style-name="T147">while True:</text:span></text:p>
      <text:p text:style-name="P4"><text:span text:style-name="T147"><text:s text:c="4"/>user_input = input('You: ')</text:span></text:p>
      <text:p text:style-name="P4"><text:span text:style-name="T147"><text:s text:c="4"/>if user_input.lower() == 'exit':</text:span></text:p>
      <text:p text:style-name="P4"><text:span text:style-name="T147"><text:s text:c="8"/>break</text:span></text:p>
      <text:p text:style-name="P4"><text:span text:style-name="T147"><text:s text:c="4"/>response = assistant.message(</text:span></text:p>
      <text:p text:style-name="P4"><text:span text:style-name="T147"><text:s text:c="8"/>assistant_id='YOUR_ASSISTANT_ID',</text:span></text:p>
      <text:p text:style-name="P4"><text:span text:style-name="T147"><text:s text:c="8"/>session_id=session_id,</text:span></text:p>
      <text:p text:style-name="P4"><text:span text:style-name="T147"><text:s text:c="8"/>input={</text:span></text:p>
      <text:p text:style-name="P4"><text:span text:style-name="T147"><text:s text:c="12"/>'message_type': 'text',</text:span></text:p>
      <text:p text:style-name="P4"><text:span text:style-name="T147"><text:s text:c="12"/>'text': user_input</text:span></text:p>
      <text:p text:style-name="P4"><text:span text:style-name="T147"><text:s text:c="8"/>}</text:span></text:p>
      <text:p text:style-name="P4"><text:span text:style-name="T147"><text:s text:c="4"/>).get_result()</text:span></text:p>
      <text:p text:style-name="P4"><text:span text:style-name="T147"><text:s text:c="4"/>bot_response = response['output']['generic'][0]['text']</text:span></text:p>
      <text:p text:style-name="P4"><text:span text:style-name="T147"><text:s text:c="4"/>print('Bot:', bot_response)</text:span></text:p>
      <text:p text:style-name="P4"><text:span text:style-name="T147">assistant.delete_session(</text:span></text:p>
      <text:p text:style-name="P4"><text:span text:style-name="T147"><text:s text:c="4"/>assistant_id='YOUR_ASSISTANT_ID',</text:span></text:p>
      <text:p text:style-name="P4"><text:span text:style-name="T147"><text:s text:c="4"/>session_id=session_id</text:span></text:p>
      <text:p text:style-name="P4"><text:span text:style-name="T147">)</text:span></text:p>
      <text:p text:style-name="P4"><text:span text:style-name="T148">7.Handling Different Intents and Entities:</text:span><text:span text:style-name="T149"/></text:p>
      <text:p text:style-name="P4"><text:span text:style-name="T149">Modify the user input processing to consider intents and entities to tailor responses accordingly.</text:span></text:p>
      <text:p text:style-name="P4"><text:span text:style-name="T150">8.Deployment and Integration:</text:span><text:span text:style-name="T151"/></text:p>
      <text:p text:style-name="P4"><text:span text:style-name="T151">Integrate the Python code into your desired application to enable seamless chatbot interactions.</text:span></text:p>
      <text:p text:style-name="P4"><text:span text:style-name="T152">conclusion:</text:span><text:span text:style-name="T153"/></text:p>
      <text:p text:style-name="P4"><text:span text:style-name="T153">Developing a chatbot using IBM Cloud Watson Assistant involves a structured and iterative process to create an intelligent conversational interface. Here's a conclusion summarizing the key stages and In conclusion, the development of a chatbot using IBM Cloud Watson Assistant is a dynamic and collaborative process, focusing on enhancing user engagement and satisfaction. By following a well-structured development approach and incorporating iterative feedback loops, developers can create a powerful and user-centric chatbot that aligns with project objectives and delivers a seamless conversational experience.</text:span></text:p>
      <text:p text:style-name="P4"><text:span text:style-name="T153"/></text:p>
      <text:p text:style-name="P4"><text:span text:style-name="T154">GitHub Repository URL :</text:span><text:span text:style-name="T155"/></text:p>
      <text:p text:style-name="P4"><text:a xlink:href="https://github.com/Hema-19102003/Hema.git"><text:span text:style-name="T156">https://github.com/Hema-19102003/Hema.git</text:span></text:a><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5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